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B00000044C89C3A9402C6B6734.png" manifest:media-type="image/png"/>
  <manifest:file-entry manifest:full-path="Pictures/100002010000032700000340CCCBC83530B81A2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66cc" draw:marker-end="Arrow" draw:marker-end-width="0.3cm" draw:fill="none" draw:fill-color="#ff6600" draw:textarea-vertical-align="middle"/>
    </style:style>
    <style:style style:name="gr2" style:family="graphic" style:parent-style-name="standard">
      <style:graphic-properties draw:stroke="none" svg:stroke-color="#ff6600" draw:fill="none" draw:fill-color="#ff6600" fo:min-height="2.045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987cm, 1.779cm, 11.819cm, 10.974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1.194cm, 10.569cm, 2.717cm, 2.393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1.194cm, 1.885cm, 2.612cm, 10.868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126cm, 10.985cm, 2.629cm, 11.558cm)" draw:image-opacity="100%" style:mirror="none"/>
    </style:style>
    <style:style style:name="P1" style:family="paragraph">
      <loext:graphic-properties draw:fill="none" draw:fill-color="#ff6600"/>
      <style:paragraph-properties fo:text-align="center"/>
    </style:style>
    <style:style style:name="P2" style:family="paragraph">
      <loext:graphic-properties draw:fill="none" draw:fill-color="#ff6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1cm" svg:y1="4.7cm" svg:x2="10.7cm" svg:y2="4.7cm">
          <text:p/>
        </draw:line>
        <draw:frame draw:style-name="gr2" draw:text-style-name="P2" draw:layer="layout" svg:width="4.1cm" svg:height="2.295cm" svg:x="6.4cm" svg:y="1.2cm">
          <draw:text-box>
            <text:p>Random Walker Segmentation</text:p>
          </draw:text-box>
        </draw:frame>
        <draw:line draw:style-name="gr1" draw:text-style-name="P1" draw:layer="layout" svg:x1="6.2cm" svg:y1="12.7cm" svg:x2="10.8cm" svg:y2="12.7cm">
          <text:p/>
        </draw:line>
        <draw:line draw:style-name="gr1" draw:text-style-name="P1" draw:layer="layout" svg:x1="6.1cm" svg:y1="8.6cm" svg:x2="10.7cm" svg:y2="8.6cm">
          <text:p/>
        </draw:line>
        <draw:frame draw:style-name="gr3" draw:layer="layout" svg:width="4.123cm" svg:height="3.9cm" svg:x="1.577cm" svg:y="2.6cm">
          <draw:image xlink:href="Pictures/100002010000032700000340CCCBC83530B81A2C.png" xlink:type="simple" xlink:show="embed" xlink:actuate="onLoad">
            <text:p/>
          </draw:image>
        </draw:frame>
        <draw:frame draw:style-name="gr4" draw:layer="layout" svg:width="4.099cm" svg:height="3.928cm" svg:x="1.501cm" svg:y="6.572cm">
          <draw:image xlink:href="Pictures/100002010000032700000340CCCBC83530B81A2C.png" xlink:type="simple" xlink:show="embed" xlink:actuate="onLoad">
            <text:p/>
          </draw:image>
        </draw:frame>
        <draw:frame draw:style-name="gr5" draw:layer="layout" svg:width="4.3cm" svg:height="4.067cm" svg:x="1.4cm" svg:y="10.533cm">
          <draw:image xlink:href="Pictures/100002010000032700000340CCCBC83530B81A2C.png" xlink:type="simple" xlink:show="embed" xlink:actuate="onLoad">
            <text:p/>
          </draw:image>
        </draw:frame>
        <draw:frame draw:style-name="gr6" draw:layer="layout" svg:width="4.209cm" svg:height="12.3cm" svg:x="11.32cm" svg:y="2.5cm">
          <draw:image xlink:href="Pictures/10000201000004B00000044C89C3A9402C6B673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50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bold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5T09:38:08.512271156</meta:creation-date>
    <dc:date>2016-08-25T11:21:30.022755806</dc:date>
    <meta:editing-duration>PT40M12S</meta:editing-duration>
    <meta:editing-cycles>3</meta:editing-cycles>
    <meta:generator>LibreOffice/5.2.0.4$Linux_X86_64 LibreOffice_project/20m0$Build-4</meta:generator>
    <meta:document-statistic meta:object-count="8"/>
  </office:meta>
</office:document-meta>
</file>